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18.419cm" fo:min-width="18.45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4.482cm" fo:min-width="10.93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14.482cm" fo:min-width="6.231cm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2.925cm" fo:min-width="17.661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5.163cm" fo:min-width="5.698cm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5.163cm" fo:min-width="5.596cm"/>
    </style:style>
    <style:style style:name="gr9" style:family="graphic" style:parent-style-name="standard">
      <style:graphic-properties draw:stroke="solid" draw:stroke-dash="Ultrafine_20_Dashed" svg:stroke-color="#000000" draw:fill="none" draw:fill-color="#ffffff" fo:min-height="0.475cm"/>
    </style:style>
    <style:style style:name="gr10" style:family="graphic" style:parent-style-name="standard">
      <style:graphic-properties draw:stroke="dash" draw:stroke-dash="Ultrafine_20_Dashed" svg:stroke-color="#000000" draw:fill="none" draw:fill-color="#ffffff" fo:min-height="0.475cm"/>
    </style:style>
    <style:style style:name="gr11" style:family="graphic" style:parent-style-name="standard">
      <style:graphic-properties draw:stroke="dash" draw:stroke-dash="Ultrafine_20_Dashed" svg:stroke-color="#000000" draw:fill="none" draw:fill-color="#ffffff" fo:min-height="1.528cm"/>
    </style:style>
    <style:style style:name="gr12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text-properties fo:font-weight="bold"/>
    </style:style>
    <style:style style:name="P2" style:family="paragraph">
      <loext:graphic-properties draw:fill="none" draw:fill-color="#ffffff"/>
      <style:text-properties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.239cm" svg:height="1.673cm" svg:x="6.588cm" svg:y="1cm">
          <draw:text-box>
            <text:p text:style-name="P1">Trang Sản Phẩm Đơn<text:line-break/>Layout</text:p>
          </draw:text-box>
        </draw:frame>
        <draw:custom-shape draw:style-name="gr2" draw:text-style-name="P3" draw:layer="layout" svg:width="18.95cm" svg:height="18.669cm" svg:x="1.05cm" svg:y="3.41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43cm" svg:height="14.732cm" svg:x="1.254cm" svg:y="3.7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731cm" svg:height="14.732cm" svg:x="12.938cm" svg:y="3.79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8.161cm" svg:height="3.175cm" svg:x="1.381cm" svg:y="18.7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78cm" svg:height="0.725cm" svg:x="1.508cm" svg:y="18.944cm">
          <draw:text-box>
            <text:p text:style-name="P4"><text:span text:style-name="T1">footer</text:span></text:p>
          </draw:text-box>
        </draw:frame>
        <draw:custom-shape draw:style-name="gr7" draw:text-style-name="P3" draw:layer="layout" svg:width="6.198cm" svg:height="5.413cm" svg:x="13.319cm" svg:y="4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6.096cm" svg:height="5.413cm" svg:x="13.319cm" svg:y="9.811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9" draw:text-style-name="P5" draw:layer="layout" svg:width="5.207cm" svg:height="0.725cm" svg:x="1.635cm" svg:y="2.397cm">
          <draw:text-box>
            <text:p text:style-name="P4"><text:span text:style-name="T1">Trang SP template</text:span></text:p>
          </draw:text-box>
        </draw:frame>
        <draw:frame draw:style-name="gr10" draw:text-style-name="P5" draw:layer="layout" svg:width="5.207cm" svg:height="0.725cm" svg:x="1.635cm" svg:y="5.191cm">
          <draw:text-box>
            <text:p text:style-name="P4"><text:span text:style-name="T1">Danh mục SP: pageRef</text:span></text:p>
          </draw:text-box>
        </draw:frame>
        <draw:frame draw:style-name="gr10" draw:text-style-name="P5" draw:layer="layout" svg:width="5.207cm" svg:height="0.725cm" svg:x="1.635cm" svg:y="4.175cm">
          <draw:text-box>
            <text:p text:style-name="P4"><text:span text:style-name="T1">Body</text:span></text:p>
          </draw:text-box>
        </draw:frame>
        <draw:frame draw:style-name="gr10" draw:text-style-name="P5" draw:layer="layout" svg:width="3.937cm" svg:height="0.725cm" svg:x="1.635cm" svg:y="3.286cm">
          <draw:text-box>
            <text:p text:style-name="P4"><text:span text:style-name="T1">Title</text:span></text:p>
          </draw:text-box>
        </draw:frame>
        <draw:frame draw:style-name="gr11" draw:text-style-name="P5" draw:layer="layout" svg:width="5.207cm" svg:height="1.778cm" svg:x="13.192cm" svg:y="5.572cm">
          <draw:text-box>
            <text:p text:style-name="P4"><text:span text:style-name="T1">Hình ảnh sp:</text:span></text:p>
            <text:p text:style-name="P4"><text:span text:style-name="T1"><text:s/></text:span><text:span text:style-name="T1">- Hình đại diện: 3 hình</text:span></text:p>
            <text:p text:style-name="P4"><text:span text:style-name="T1"><text:s/></text:span><text:span text:style-name="T1">- Hình phóng to: 3 hình</text:span></text:p>
          </draw:text-box>
        </draw:frame>
        <draw:frame draw:style-name="gr10" draw:text-style-name="P5" draw:layer="layout" svg:width="5.207cm" svg:height="0.725cm" svg:x="13.319cm" svg:y="3.159cm">
          <draw:text-box>
            <text:p text:style-name="P4"><text:span text:style-name="T1">Title</text:span></text:p>
          </draw:text-box>
        </draw:frame>
        <draw:frame draw:style-name="gr12" draw:text-style-name="P5" draw:layer="layout" svg:width="7.239cm" svg:height="1.673cm" svg:x="11.795cm" svg:y="14.589cm">
          <draw:text-box>
            <text:p text:style-name="P4"><text:span text:style-name="T1">Nội dung muốn:</text:span></text:p>
            <text:p text:style-name="P4"><text:span text:style-name="T1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3.2$Windows_X86_64 LibreOffice_project/a64200df03143b798afd1ec74a12ab50359878ed</meta:generator>
    <dc:date>2020-02-03T13:20:32.861000000</dc:date>
    <meta:editing-duration>PT2H17M5S</meta:editing-duration>
    <meta:editing-cycles>3</meta:editing-cycles>
    <meta:document-statistic meta:object-count="15"/>
  </office:meta>
</office:document-meta>
</file>